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Courier" svg:font-family="Courier, monospace"/>
    <style:font-face style:name="Lohit Devanagari1" svg:font-family="'Lohit Devanagari'"/>
    <style:font-face style:name="adelle" svg:font-family="adelle, Georgia, 'Times New Roman', serif"/>
    <style:font-face style:name="Consola Mono1" svg:font-family="'Consola Mono'"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 Mono" svg:font-family="'Consola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Consola Mono"/>
    </style:style>
    <style:style style:name="P2" style:family="paragraph" style:parent-style-name="Standard">
      <style:text-properties style:font-name="Consola Mono" fo:font-weight="bold" style:font-weight-asian="bold" style:font-weight-complex="bold"/>
    </style:style>
    <style:style style:name="P3" style:family="paragraph" style:parent-style-name="Standard">
      <style:paragraph-properties fo:text-align="justify" style:justify-single-word="false"/>
      <style:text-properties style:font-name="Consola Mono" fo:font-weight="bold" style:font-weight-asian="bold" style:font-weight-complex="bold"/>
    </style:style>
    <style:style style:name="P4" style:family="paragraph" style:parent-style-name="Standard">
      <style:text-properties style:font-name="Consola Mono" fo:language="en" fo:country="US"/>
    </style:style>
    <style:style style:name="P5" style:family="paragraph" style:parent-style-name="Standard">
      <style:paragraph-properties fo:text-align="end" style:justify-single-word="false"/>
      <style:text-properties style:font-name="Consola Mono" fo:language="en" fo:country="US"/>
    </style:style>
    <style:style style:name="P6" style:family="paragraph" style:parent-style-name="Standard">
      <style:paragraph-properties fo:text-align="justify" style:justify-single-word="false"/>
      <style:text-properties style:font-name="Consola Mono"/>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style>
    <style:style style:name="P9" style:family="paragraph" style:parent-style-name="Standard">
      <style:text-properties fo:color="#538135" style:font-name="Consola Mono" fo:font-weight="bold" style:font-weight-asian="bold" style:font-weight-complex="bold"/>
    </style:style>
    <style:style style:name="P10" style:family="paragraph" style:parent-style-name="Standard">
      <style:text-properties fo:color="#808080" style:font-name="Consola Mono"/>
    </style:style>
    <style:style style:name="P11" style:family="paragraph" style:parent-style-name="Standard">
      <style:paragraph-properties fo:text-align="justify" style:justify-single-word="false"/>
      <style:text-properties officeooo:rsid="000860e9" officeooo:paragraph-rsid="000860e9"/>
    </style:style>
    <style:style style:name="P12" style:family="paragraph" style:parent-style-name="Standard">
      <style:paragraph-properties fo:margin-left="5.502cm" fo:margin-right="0cm" fo:text-align="justify" style:justify-single-word="false" fo:text-indent="0cm" style:auto-text-indent="false"/>
    </style:style>
    <style:style style:name="P13" style:family="paragraph" style:parent-style-name="Text_20_body">
      <style:paragraph-properties fo:margin-left="0cm" fo:margin-right="0cm" style:line-height-at-least="0.476cm" fo:orphans="2" fo:widows="2" fo:text-indent="0cm" style:auto-text-indent="false"/>
    </style:style>
    <style:style style:name="P14" style:family="paragraph" style:parent-style-name="Text_20_body">
      <style:paragraph-properties fo:margin-left="0cm" fo:margin-right="0cm" fo:margin-top="0cm" fo:margin-bottom="0.291cm" loext:contextual-spacing="false" style:line-height-at-least="0.582cm" fo:orphans="2" fo:widows="2" fo:text-indent="0cm" style:auto-text-indent="false"/>
    </style:style>
    <style:style style:name="P15" style:family="paragraph" style:parent-style-name="Heading_20_3">
      <style:paragraph-properties fo:margin-left="0cm" fo:margin-right="0cm" fo:margin-top="0cm" fo:margin-bottom="0cm" loext:contextual-spacing="false" style:line-height-at-least="0.873cm" fo:orphans="2" fo:widows="2" fo:text-indent="0cm" style:auto-text-indent="false"/>
    </style:style>
    <style:style style:name="P16" style:family="paragraph" style:parent-style-name="Standard">
      <style:paragraph-properties fo:margin-left="0cm" fo:margin-right="0cm" fo:text-indent="1.249cm" style:auto-text-indent="false"/>
      <style:text-properties fo:color="#ff0000" style:font-name="Consola Mono" fo:font-weight="bold" style:font-weight-asian="bold" style:font-weight-complex="bold"/>
    </style:style>
    <style:style style:name="P17" style:family="paragraph" style:parent-style-name="Standard">
      <style:text-properties style:font-name="Consola Mono1"/>
    </style:style>
    <style:style style:name="P18" style:family="paragraph" style:parent-style-name="Standard">
      <style:text-properties style:font-name="Consola Mono1" fo:language="en" fo:country="US" fo:font-weight="bold" style:font-weight-asian="bold" style:font-weight-complex="bold"/>
    </style:style>
    <style:style style:name="P19" style:family="paragraph" style:parent-style-name="Standard">
      <style:paragraph-properties fo:text-align="justify" style:justify-single-word="false"/>
      <style:text-properties style:font-name="Consola Mono1" fo:language="en" fo:country="US" fo:font-weight="bold" officeooo:rsid="000484c2" officeooo:paragraph-rsid="000484c2" style:font-weight-asian="bold" style:font-weight-complex="bold"/>
    </style:style>
    <style:style style:name="P20" style:family="paragraph" style:parent-style-name="Standard">
      <style:paragraph-properties fo:text-align="center" style:justify-single-word="false"/>
      <style:text-properties style:font-name="Consola Mono1" fo:font-weight="bold" style:font-weight-asian="bold" style:font-weight-complex="bold"/>
    </style:style>
    <style:style style:name="P21" style:family="paragraph" style:parent-style-name="Standard">
      <style:paragraph-properties fo:text-align="justify" style:justify-single-word="false"/>
      <style:text-properties style:font-name="Consola Mono1" fo:font-weight="bold" style:font-weight-asian="bold" style:font-weight-complex="bold"/>
    </style:style>
    <style:style style:name="P22" style:family="paragraph" style:parent-style-name="Standard">
      <style:paragraph-properties fo:text-align="justify" style:justify-single-word="false"/>
      <style:text-properties style:font-name="Consola Mono1"/>
    </style:style>
    <style:style style:name="P23" style:family="paragraph" style:parent-style-name="Standard">
      <style:paragraph-properties fo:text-align="justify" style:justify-single-word="false"/>
      <style:text-properties style:font-name="Consola Mono1" officeooo:rsid="000860e9" officeooo:paragraph-rsid="000860e9"/>
    </style:style>
    <style:style style:name="P24" style:family="paragraph" style:parent-style-name="Standard">
      <style:paragraph-properties fo:text-align="justify" style:justify-single-word="false"/>
      <style:text-properties style:font-name="Consola Mono1" officeooo:rsid="000aa1da" officeooo:paragraph-rsid="000aa1da"/>
    </style:style>
    <style:style style:name="P25" style:family="paragraph" style:parent-style-name="Standard">
      <style:paragraph-properties fo:text-align="justify" style:justify-single-word="false"/>
      <style:text-properties style:font-name="Consola Mono1" officeooo:rsid="000bf69a" officeooo:paragraph-rsid="000bf69a"/>
    </style:style>
    <style:style style:name="P26" style:family="paragraph" style:parent-style-name="Standard">
      <style:paragraph-properties fo:text-align="justify" style:justify-single-word="false"/>
      <style:text-properties style:font-name="Consola Mono1" fo:font-size="14pt" fo:font-weight="bold" officeooo:rsid="000bf69a" officeooo:paragraph-rsid="000bf69a" style:font-size-asian="14pt" style:font-weight-asian="bold" style:font-size-complex="14pt" style:font-weight-complex="bold"/>
    </style:style>
    <style:style style:name="P27" style:family="paragraph" style:parent-style-name="Standard">
      <style:paragraph-properties fo:text-align="justify" style:justify-single-word="false"/>
      <style:text-properties fo:color="#808080" style:font-name="Consola Mono1"/>
    </style:style>
    <style:style style:name="P28" style:family="paragraph" style:parent-style-name="Standard">
      <style:paragraph-properties fo:text-align="justify" style:justify-single-word="false"/>
      <style:text-properties officeooo:rsid="000aa1da" officeooo:paragraph-rsid="000aa1da"/>
    </style:style>
    <style:style style:name="P29" style:family="paragraph" style:parent-style-name="Standard">
      <style:paragraph-properties fo:text-align="justify" style:justify-single-word="false"/>
      <style:text-properties officeooo:rsid="000bf69a" officeooo:paragraph-rsid="000bf69a"/>
    </style:style>
    <style:style style:name="P30" style:family="paragraph" style:parent-style-name="Standard">
      <style:paragraph-properties fo:text-align="justify" style:justify-single-word="false"/>
      <style:text-properties officeooo:rsid="000c5944" officeooo:paragraph-rsid="000c5944"/>
    </style:style>
    <style:style style:name="P31" style:family="paragraph" style:parent-style-name="Standard">
      <style:paragraph-properties fo:text-align="justify" style:justify-single-word="false"/>
      <style:text-properties fo:font-weight="bold" officeooo:rsid="000c5944" officeooo:paragraph-rsid="000c5944" style:font-weight-asian="bold" style:font-weight-complex="bold"/>
    </style:style>
    <style:style style:name="P32" style:family="paragraph" style:parent-style-name="Standard">
      <style:paragraph-properties fo:text-align="justify" style:justify-single-word="false"/>
      <style:text-properties fo:font-weight="bold" officeooo:rsid="000e3677" officeooo:paragraph-rsid="000e3677" style:font-weight-asian="bold" style:font-weight-complex="bold"/>
    </style:style>
    <style:style style:name="P33" style:family="paragraph" style:parent-style-name="Standard">
      <style:paragraph-properties fo:text-align="justify" style:justify-single-word="false"/>
      <style:text-properties officeooo:rsid="000e3677" officeooo:paragraph-rsid="000e3677"/>
    </style:style>
    <style:style style:name="P34" style:family="paragraph" style:parent-style-name="Standard">
      <style:paragraph-properties fo:margin-left="1.249cm" fo:margin-right="0cm" fo:text-align="justify" style:justify-single-word="false" fo:text-indent="0cm" style:auto-text-indent="false"/>
      <style:text-properties style:font-name="Consola Mono1"/>
    </style:style>
    <style:style style:name="P35" style:family="paragraph" style:parent-style-name="Standard">
      <style:paragraph-properties fo:margin-left="0cm" fo:margin-right="0cm" fo:text-align="justify" style:justify-single-word="false" fo:text-indent="1.249cm" style:auto-text-indent="false"/>
      <style:text-properties style:font-name="Consola Mono1"/>
    </style:style>
    <style:style style:name="P36"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Consola Mono1" fo:font-size="10.5pt" fo:letter-spacing="normal" fo:font-style="normal" fo:font-weight="normal"/>
    </style:style>
    <style:style style:name="P37" style:family="paragraph" style:parent-style-name="Heading_20_1" style:master-page-name="Standard">
      <style:paragraph-properties style:page-number="auto"/>
      <style:text-properties style:font-name="Consola Mono" fo:font-size="20pt" fo:font-weight="bold" style:font-size-asian="20pt" style:font-weight-asian="bold" style:font-size-complex="20pt" style:font-weight-complex="bold"/>
    </style:style>
    <style:style style:name="P38" style:family="paragraph" style:parent-style-name="Heading_20_3">
      <style:paragraph-properties fo:margin-left="0cm" fo:margin-right="0cm" fo:margin-top="0cm" fo:margin-bottom="0cm" loext:contextual-spacing="false" style:line-height-at-least="0.873cm" fo:orphans="2" fo:widows="2" fo:text-indent="0cm" style:auto-text-indent="false"/>
      <style:text-properties fo:font-variant="normal" fo:text-transform="none" fo:color="#4e443c" style:font-name="Consola Mono1" fo:font-size="12pt" fo:letter-spacing="normal" fo:font-style="normal" fo:font-weight="bold"/>
    </style:style>
    <style:style style:name="P39" style:family="paragraph" style:parent-style-name="List_20_Paragraph" style:list-style-name="WWNum4"/>
    <style:style style:name="P40" style:family="paragraph" style:parent-style-name="List_20_Paragraph" style:list-style-name="WWNum5">
      <style:text-properties style:font-name="Consola Mono"/>
    </style:style>
    <style:style style:name="T1" style:family="text">
      <style:text-properties style:font-name="Consola Mono"/>
    </style:style>
    <style:style style:name="T2" style:family="text">
      <style:text-properties style:font-name="Consola Mono" fo:font-weight="bold" style:font-weight-asian="bold" style:font-weight-complex="bold"/>
    </style:style>
    <style:style style:name="T3" style:family="text">
      <style:text-properties style:font-name="Consola Mono" fo:font-size="9pt" fo:font-style="italic" style:font-size-asian="9pt" style:font-style-asian="italic" style:font-size-complex="9pt" style:font-style-complex="italic"/>
    </style:style>
    <style:style style:name="T4" style:family="text">
      <style:text-properties style:font-name="Consola Mono" fo:language="en" fo:country="US"/>
    </style:style>
    <style:style style:name="T5" style:family="text">
      <style:text-properties fo:color="#538135" style:font-name="Consola Mono"/>
    </style:style>
    <style:style style:name="T6" style:family="text">
      <style:text-properties fo:color="#538135" style:font-name="Consola Mono" fo:language="en" fo:country="US"/>
    </style:style>
    <style:style style:name="T7" style:family="text">
      <style:text-properties fo:color="#2e74b5" style:font-name="Consola Mono"/>
    </style:style>
    <style:style style:name="T8" style:family="text">
      <style:text-properties fo:color="#2e74b5" style:font-name="Consola Mono" fo:font-weight="bold" style:font-weight-asian="bold" style:font-weight-complex="bold"/>
    </style:style>
    <style:style style:name="T9" style:family="text">
      <style:text-properties fo:color="#2e74b5" style:font-name="Consola Mono" fo:language="en" fo:country="US"/>
    </style:style>
    <style:style style:name="T10" style:family="text">
      <style:text-properties fo:color="#ff0000" style:font-name="Consola Mono"/>
    </style:style>
    <style:style style:name="T11" style:family="text">
      <style:text-properties fo:color="#ff0000" style:font-name="Consola Mono" fo:font-weight="bold" style:font-weight-asian="bold" style:font-weight-complex="bold"/>
    </style:style>
    <style:style style:name="T12" style:family="text">
      <style:text-properties fo:color="#ff0000" style:font-name="Consola Mono" fo:language="en" fo:country="US"/>
    </style:style>
    <style:style style:name="T13" style:family="text">
      <style:text-properties fo:color="#ff0000" style:font-name="Consola Mono" fo:language="en" fo:country="US" fo:font-weight="bold" style:font-weight-asian="bold" style:font-weight-complex="bold"/>
    </style:style>
    <style:style style:name="T14" style:family="text">
      <style:text-properties fo:color="#ff0000" fo:font-weight="bold" style:font-weight-asian="bold" style:font-weight-complex="bold"/>
    </style:style>
    <style:style style:name="T15" style:family="text">
      <style:text-properties fo:color="#c45911" style:font-name="Consola Mono"/>
    </style:style>
    <style:style style:name="T16" style:family="text">
      <style:text-properties fo:color="#c45911" style:font-name="Consola Mono" fo:font-weight="bold" style:font-weight-asian="bold" style:font-weight-complex="bold"/>
    </style:style>
    <style:style style:name="T17" style:family="text">
      <style:text-properties fo:color="#c45911" style:font-name="Consola Mono" fo:language="en" fo:country="US"/>
    </style:style>
    <style:style style:name="T18" style:family="text">
      <style:text-properties fo:color="#2f5496" style:font-name="Consola Mono" fo:font-weight="bold" style:font-weight-asian="bold" style:font-weight-complex="bold"/>
    </style:style>
    <style:style style:name="T19" style:family="text">
      <style:text-properties fo:color="#808080"/>
    </style:style>
    <style:style style:name="T20" style:family="text">
      <style:text-properties fo:color="#808080" style:font-name="Consola Mono"/>
    </style:style>
    <style:style style:name="T21" style:family="text">
      <style:text-properties fo:font-variant="normal" fo:text-transform="none" fo:color="#4e443c" style:font-name="Consola Mono1" fo:font-size="10.5pt" fo:letter-spacing="normal" fo:font-style="normal" fo:font-weight="normal"/>
    </style:style>
    <style:style style:name="T22" style:family="text">
      <style:text-properties fo:font-variant="normal" fo:text-transform="none" fo:color="#4e443c" style:font-name="Consola Mono1" fo:letter-spacing="normal"/>
    </style:style>
    <style:style style:name="T23" style:family="text">
      <style:text-properties fo:font-variant="normal" fo:text-transform="none" fo:color="#4e443c" style:font-name="Consola Mono1" fo:font-size="12pt" fo:letter-spacing="normal" fo:font-style="normal" fo:font-weight="bold"/>
    </style:style>
    <style:style style:name="T24" style:family="text">
      <style:text-properties fo:font-variant="normal" fo:text-transform="none" fo:color="#0388a6" style:text-line-through-style="none" style:text-line-through-type="none" style:font-name="Consola Mono1" fo:font-size="10.5pt" fo:letter-spacing="normal" fo:font-style="normal" style:text-underline-style="none" fo:font-weight="normal" style:text-blinking="false" fo:background-color="transparent" loext:char-shading-value="0"/>
    </style:style>
    <style:style style:name="T25" style:family="text">
      <style:text-properties fo:font-variant="normal" fo:text-transform="none" fo:color="#0388a6" style:text-line-through-style="none" style:text-line-through-type="none" style:font-name="Consola Mono1" fo:font-size="12pt" fo:letter-spacing="normal" fo:font-style="normal" style:text-underline-style="none" fo:font-weight="bold" style:text-blinking="false" fo:background-color="transparent" loext:char-shading-value="0"/>
    </style:style>
    <style:style style:name="T26" style:family="text">
      <style:text-properties fo:font-variant="normal" fo:text-transform="none" fo:color="#f14e32" style:font-name="Consola Mono1" fo:font-size="10.5pt" fo:letter-spacing="normal" fo:font-style="normal" fo:font-weight="normal" fo:background-color="#ffffff" loext:char-shading-value="0" loext:padding-left="0.132cm" loext:padding-right="0.132cm" loext:padding-top="0.049cm" loext:padding-bottom="0.049cm" loext:border="0.06pt solid #efeee6"/>
    </style:style>
    <style:style style:name="T27" style:family="text">
      <style:text-properties fo:language="pt" fo:country="BR" fo:font-weight="bold" style:font-weight-asian="bold" style:font-weight-complex="bold"/>
    </style:style>
    <style:style style:name="T28" style:family="text">
      <style:text-properties fo:language="en" fo:country="US"/>
    </style:style>
    <style:style style:name="T29" style:family="text">
      <style:text-properties fo:language="en" fo:country="US" fo:font-weight="bold" style:font-weight-asian="bold" style:font-weight-complex="bold"/>
    </style:style>
    <style:style style:name="T30" style:family="text">
      <style:text-properties officeooo:rsid="0006f53d"/>
    </style:style>
    <style:style style:name="T31" style:family="text">
      <style:text-properties style:font-name="Consola Mono1"/>
    </style:style>
    <style:style style:name="T32" style:family="text">
      <style:text-properties officeooo:rsid="000bf69a"/>
    </style:style>
    <style:style style:name="T33" style:family="text">
      <style:text-properties fo:font-weight="bold" officeooo:rsid="000bf69a" style:font-weight-asian="bold" style:font-weight-complex="bold"/>
    </style:style>
    <style:style style:name="T34" style:family="text">
      <style:text-properties officeooo:rsid="000e36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Controle de versão</text:h>
      <text:p text:style-name="P1"/>
      <text:p text:style-name="P9">Objetivos da aula:</text:p>
      <text:list xml:id="list2870219005" text:style-name="WWNum4">
        <text:list-item>
          <text:p text:style-name="P39"><text:span text:style-name="T1">Aprender o que é </text:span><text:span text:style-name="T8">Controle de versão</text:span></text:p>
        </text:list-item>
        <text:list-item>
          <text:p text:style-name="P39"><text:span text:style-name="T1">Como lidar com o </text:span><text:span text:style-name="T11">Git</text:span><text:span text:style-name="T1"> e seus comandos</text:span></text:p>
        </text:list-item>
        <text:list-item>
          <text:p text:style-name="P39"><text:span text:style-name="T1">Como subir o código no </text:span><text:span text:style-name="T16">GitHub</text:span></text:p>
        </text:list-item>
      </text:list>
      <text:p text:style-name="P1"/>
      <text:p text:style-name="P9">Requisitos Básicos:</text:p>
      <text:list xml:id="list1132204806" text:style-name="WWNum5">
        <text:list-item>
          <text:p text:style-name="P40">Windows, Linux ou OSX</text:p>
        </text:list-item>
        <text:list-item>
          <text:p text:style-name="P40">Ter um conhecimento básico de terminal ou prompt de comando</text:p>
        </text:list-item>
        <text:list-item>
          <text:p text:style-name="P40">Vontade de aprender</text:p>
        </text:list-item>
      </text:list>
      <text:p text:style-name="Standard"><text:span text:style-name="T18">Controle de versão</text:span><text:span text:style-name="T1"> – são formas de gerenciamento de o ciclo de evolução de um código fonte<text:tab/><text:tab/><text:tab/><text:tab/> </text:span></text:p>
      <text:p text:style-name="P12"><text:span text:style-name="T3">Um sistema de controle de versões na função prática da Ciência da Computação e da Engenharia de Software, é um software que tem a finalidade de gerenciar diferentes versões no desenvolvimento de um documento qualquer. Esses sistemas são comumente utilizados no desenvolvimento de software para controlar as diferentes versões – histórico e desenvolvimento – dos códigos-fontes e também da documentação - </text:span><text:span text:style-name="T1">Wikipedia</text:span></text:p>
      <text:p text:style-name="P1">Ferramentas para controle de versão:</text:p>
      <text:p text:style-name="Standard"><text:span text:style-name="T1"><text:tab/></text:span><text:span text:style-name="T20">Subversion / SVN</text:span></text:p>
      <text:p text:style-name="P10"><text:tab/>Mercurial</text:p>
      <text:p text:style-name="P10"><text:tab/>CVS</text:p>
      <text:p text:style-name="P16">Git</text:p>
      <text:p text:style-name="P1"/>
      <text:p text:style-name="P9">O que é Git?</text:p>
      <text:p text:style-name="Standard"><text:span text:style-name="T2"><text:tab/></text:span><text:span text:style-name="T1">Um sistema de controle de versão distribuído e um sistema de gerenciamento de código fonte, com ênfase em velocidade. O Git foi inicialmente projetado e desenvolvido por Linus Torvalds para o desenvolvimento do Kernel Linux, mas foi adotado por muitos outros projetos.<text:tab/></text:span></text:p>
      <text:p text:style-name="P1"/>
      <text:p text:style-name="P2"><text:soft-page-break/>Principais comandos Git</text:p>
      <text:p text:style-name="P2"/>
      <text:p text:style-name="Standard"><text:span text:style-name="T2"><text:tab/></text:span><text:span text:style-name="T11">git</text:span><text:span text:style-name="T1"> </text:span><text:span text:style-name="T7">init</text:span></text:p>
      <text:p text:style-name="Standard"><text:span text:style-name="T1"><text:tab/></text:span><text:span text:style-name="T11">git</text:span><text:span text:style-name="T1"> </text:span><text:span text:style-name="T7">clone</text:span></text:p>
      <text:p text:style-name="Standard"><text:span text:style-name="T1"><text:tab/></text:span><text:span text:style-name="T11">git</text:span><text:span text:style-name="T10"> </text:span><text:span text:style-name="T7">add</text:span><text:span text:style-name="T1">. ou </text:span><text:span text:style-name="T7">git add </text:span><text:span text:style-name="T15">&lt;&lt;</text:span><text:span text:style-name="T5">nome_arquivo</text:span><text:span text:style-name="T15">&gt;&gt;</text:span></text:p>
      <text:p text:style-name="Standard"><text:span text:style-name="T1"><text:tab/></text:span><text:span text:style-name="T11">git</text:span><text:span text:style-name="T10"> </text:span><text:span text:style-name="T7">commit -m </text:span><text:span text:style-name="T15">‘</text:span><text:span text:style-name="T5">mensagem de commit</text:span><text:span text:style-name="T15">’</text:span></text:p>
      <text:p text:style-name="Standard"><text:span text:style-name="T1"><text:tab/></text:span><text:span text:style-name="T11">git</text:span><text:span text:style-name="T10"> </text:span><text:span text:style-name="T7">push</text:span></text:p>
      <text:p text:style-name="Standard"><text:span text:style-name="T1"><text:tab/></text:span><text:span text:style-name="T13">git</text:span><text:span text:style-name="T12"> </text:span><text:span text:style-name="T9">push</text:span></text:p>
      <text:p text:style-name="Standard"><text:span text:style-name="T4"><text:tab/></text:span><text:span text:style-name="T13">git</text:span><text:span text:style-name="T12"> </text:span><text:span text:style-name="T9">pull</text:span></text:p>
      <text:p text:style-name="Standard"><text:span text:style-name="T4"><text:tab/></text:span><text:span text:style-name="T13">git</text:span><text:span text:style-name="T12"> </text:span><text:span text:style-name="T9">merge</text:span></text:p>
      <text:p text:style-name="Standard"><text:span text:style-name="T4"><text:tab/></text:span><text:span text:style-name="T13">git</text:span><text:span text:style-name="T12"> </text:span><text:span text:style-name="T9">status</text:span></text:p>
      <text:p text:style-name="Standard"><text:span text:style-name="T4"><text:tab/></text:span><text:span text:style-name="T13">git</text:span><text:span text:style-name="T12"> </text:span><text:span text:style-name="T9">log</text:span></text:p>
      <text:p text:style-name="Standard"><text:span text:style-name="T4"><text:tab/></text:span><text:span text:style-name="T13">git</text:span><text:span text:style-name="T12"> </text:span><text:span text:style-name="T9">branch </text:span><text:span text:style-name="T17">&lt;&lt;</text:span><text:span text:style-name="T6">nome da branch</text:span><text:span text:style-name="T17">&gt;&gt;</text:span></text:p>
      <text:p text:style-name="P4"/>
      <text:p text:style-name="P7"><text:span text:style-name="T4"><text:tab/><text:tab/><text:tab/><text:tab/><text:tab/><text:tab/></text:span><text:a xlink:type="simple" xlink:href="https://git-scm.com/docs" text:style-name="ListLabel_20_16" text:visited-style-name="ListLabel_20_16"><text:span text:style-name="Internet_20_link"><text:span text:style-name="T4">https://git-scm.com/docs</text:span></text:span></text:a></text:p>
      <text:p text:style-name="P5"/>
      <text:p text:style-name="P19">Instalando no Linux</text:p>
      <text:p text:style-name="P14"><text:span text:style-name="T21">It is easiest to install Git on Linux using the preferred package manager of your Linux distribution. If you prefer to build from source, you can find tarballs </text:span><text:a xlink:type="simple" xlink:href="https://www.kernel.org/pub/software/scm/git/" text:style-name="Internet_20_link" text:visited-style-name="Visited_20_Internet_20_Link"><text:span text:style-name="T24">on kernel.org</text:span></text:a><text:span text:style-name="T21">. The latest version is </text:span><text:a xlink:type="simple" xlink:href="https://www.kernel.org/pub/software/scm/git/git-2.27.0.tar.gz" text:style-name="Internet_20_link" text:visited-style-name="Visited_20_Internet_20_Link"><text:span text:style-name="T24">2.27.0</text:span></text:a><text:span text:style-name="T21">.</text:span></text:p>
      <text:h text:style-name="P38" text:outline-level="3">Debian/Ubuntu</text:h>
      <text:p text:style-name="P36">For the latest stable version for your release of Debian/Ubuntu</text:p>
      <text:p text:style-name="P13"><text:span text:style-name="Source_20_Text"><text:span text:style-name="T26"># apt-get install git</text:span></text:span></text:p>
      <text:p text:style-name="P36">For Ubuntu, this PPA provides the latest stable upstream Git version</text:p>
      <text:p text:style-name="P13"><text:span text:style-name="Source_20_Text"><text:span text:style-name="T26"># add-apt-repository ppa:git-core/ppa</text:span></text:span><text:span text:style-name="T22"> </text:span><text:span text:style-name="Source_20_Text"><text:span text:style-name="T26"># apt update; apt install git</text:span></text:span></text:p>
      <text:h text:style-name="P38" text:outline-level="3">Fedora</text:h>
      <text:p text:style-name="P13"><text:span text:style-name="Source_20_Text"><text:span text:style-name="T26"># yum install git</text:span></text:span><text:span text:style-name="T22"> </text:span><text:span text:style-name="T21">(up to Fedora 21)</text:span><text:span text:style-name="T31"><text:line-break/></text:span><text:span text:style-name="Source_20_Text"><text:span text:style-name="T26"># dnf install git</text:span></text:span><text:span text:style-name="T22"> </text:span><text:span text:style-name="T21">(Fedora 22 and later)</text:span></text:p>
      <text:h text:style-name="P38" text:outline-level="3"><text:soft-page-break/>Gentoo</text:h>
      <text:p text:style-name="P13"><text:span text:style-name="Source_20_Text"><text:span text:style-name="T26"># emerge --ask --verbose dev-vcs/git</text:span></text:span></text:p>
      <text:h text:style-name="P38" text:outline-level="3">Arch Linux</text:h>
      <text:p text:style-name="P13"><text:span text:style-name="Source_20_Text"><text:span text:style-name="T26"># pacman -S git</text:span></text:span></text:p>
      <text:h text:style-name="P38" text:outline-level="3">openSUSE</text:h>
      <text:p text:style-name="P13"><text:span text:style-name="Source_20_Text"><text:span text:style-name="T26"># zypper install git</text:span></text:span></text:p>
      <text:h text:style-name="P38" text:outline-level="3">Mageia</text:h>
      <text:p text:style-name="P13"><text:span text:style-name="Source_20_Text"><text:span text:style-name="T26"># urpmi git</text:span></text:span></text:p>
      <text:h text:style-name="P38" text:outline-level="3">Nix/NixOS</text:h>
      <text:p text:style-name="P13"><text:span text:style-name="Source_20_Text"><text:span text:style-name="T26"># nix-env -i git</text:span></text:span></text:p>
      <text:h text:style-name="P38" text:outline-level="3">FreeBSD</text:h>
      <text:p text:style-name="P13"><text:span text:style-name="Source_20_Text"><text:span text:style-name="T26"># pkg install git</text:span></text:span></text:p>
      <text:h text:style-name="P15" text:outline-level="3"><text:span text:style-name="T23">Solaris 9/10/11 (</text:span><text:a xlink:type="simple" xlink:href="https://www.opencsw.org/" text:style-name="Internet_20_link" text:visited-style-name="Visited_20_Internet_20_Link"><text:span text:style-name="T25">OpenCSW</text:span></text:a><text:span text:style-name="T23">)</text:span></text:h>
      <text:p text:style-name="P13"><text:span text:style-name="Source_20_Text"><text:span text:style-name="T26"># pkgutil -i git</text:span></text:span></text:p>
      <text:h text:style-name="P38" text:outline-level="3">Solaris 11 Express</text:h>
      <text:p text:style-name="P13"><text:span text:style-name="Source_20_Text"><text:span text:style-name="T26"># pkg install developer/versioning/git</text:span></text:span></text:p>
      <text:h text:style-name="P38" text:outline-level="3">OpenBSD</text:h>
      <text:p text:style-name="P13"><text:span text:style-name="Source_20_Text"><text:span text:style-name="T26"># pkg_add git</text:span></text:span></text:p>
      <text:h text:style-name="P38" text:outline-level="3">Alpine</text:h>
      <text:p text:style-name="P13"><text:span text:style-name="Source_20_Text"><text:span text:style-name="T26">$ apk add git</text:span></text:span></text:p>
      <text:h text:style-name="P38" text:outline-level="3">Red Hat Enterprise Linux, Oracle Linux, CentOS, Scientific Linux, et al.</text:h>
      <text:p text:style-name="P14"><text:span text:style-name="T21">RHEL and derivatives typically ship older versions of git. You can </text:span><text:a xlink:type="simple" xlink:href="https://www.kernel.org/pub/software/scm/git/" text:style-name="Internet_20_link" text:visited-style-name="Visited_20_Internet_20_Link"><text:span text:style-name="T24">download a tarball</text:span></text:a><text:span text:style-name="T21"> and build from source, or use a 3rd-party repository such as </text:span><text:a xlink:type="simple" xlink:href="https://ius.io/" text:style-name="Internet_20_link" text:visited-style-name="Visited_20_Internet_20_Link"><text:span text:style-name="T24">the IUS Community Project</text:span></text:a><text:span text:style-name="T21"> to obtain a more recent version of git.</text:span></text:p>
      <text:h text:style-name="P38" text:outline-level="3">Slitaz</text:h>
      <text:p text:style-name="P13"><text:span text:style-name="Source_20_Text"><text:span text:style-name="T26">$ tazpkg get-install git</text:span></text:span></text:p>
      <text:p text:style-name="P17"><text:span text:style-name="T27">Iniciando</text:span><text:span text:style-name="T29"> um repositório Git</text:span></text:p>
      <text:p text:style-name="P18"><text:soft-page-break/></text:p>
      <text:p text:style-name="P17"><text:span text:style-name="T29"><text:tab/></text:span><text:span text:style-name="T28">mkdir projeto-curso-git</text:span></text:p>
      <text:p text:style-name="P17"><text:span text:style-name="T28"><text:tab/></text:span>cd projeto-curso-git</text:p>
      <text:p text:style-name="P17"><text:tab/>git init</text:p>
      <text:p text:style-name="P17">Primeiro é criado um diretório para organizarmos os arquivos de nosso projeto;</text:p>
      <text:p text:style-name="P17">Em seguida acessamos esse diretório usando comando CD do Linux;</text:p>
      <text:p text:style-name="P17">E finalmente o comando git init irá iniciar um repositório vazio;</text:p>
      <text:p text:style-name="P17"/>
      <text:p text:style-name="P17"/>
      <text:p text:style-name="P17"/>
      <text:p text:style-name="P20">Criando um arquivo e verificando o status em um repositório Git</text:p>
      <text:p text:style-name="P20"/>
      <text:p text:style-name="P21">touch index.html</text:p>
      <text:p text:style-name="P34">Cria um novo arquivo no diretório do repositório chamado index.html;</text:p>
      <text:p text:style-name="P21">git status</text:p>
      <text:p text:style-name="P22"><text:tab/>mostra o que foi alterado no diretório;</text:p>
      <text:p text:style-name="P22"/>
      <text:p text:style-name="P21">git add .</text:p>
      <text:p text:style-name="P22"><text:tab/>Inclui todos os arquivos existentes naquele diretório.</text:p>
      <text:p text:style-name="P21">Git add index.html</text:p>
      <text:p text:style-name="P22"><text:tab/><text:span text:style-name="T30">Cria o</text:span> index.html. <text:s/></text:p>
      <text:p text:style-name="P22"/>
      <text:p text:style-name="P21">Comitando em um repositório Git</text:p>
      <text:p text:style-name="P22"/>
      <text:p text:style-name="P21">git commit -m ‘Meu primeiro commit’</text:p>
      <text:p text:style-name="P35">Comitar alterações, significa salvar o estado em que o código fonte está naquele momento, evitando que trabalhos de <text:soft-page-break/>implementações e alterações sejam perdidas. Através dos commits podemos identificar todo o percurso de alteração do código fonte.</text:p>
      <text:p text:style-name="P22"/>
      <text:p text:style-name="P3">Verificando histórico de commits</text:p>
      <text:p text:style-name="P3"><text:tab/>git log</text:p>
      <text:p text:style-name="P6"><text:tab/><text:tab/>O comando git log exibe um histórico um histórico, listando todos os commits que o projeto sofreu até o momento atual.</text:p>
      <text:p text:style-name="P6"/>
      <text:p text:style-name="P3">Utilizando Git em repositório remoto</text:p>
      <text:p text:style-name="P8"><text:span text:style-name="T2"><text:tab/></text:span><text:span text:style-name="T1">Para ser capaz de colaborar com qualquer projeto Git, você precisa saber como gerenciar seus repositórios remotos. Repositórios remotos são versões do seu projeto que estão hospedados na internet ou em uma rede em algum lugar. Você pode ter vários deles, geralmente cada um é somente leitura/ escrita pra você.</text:span></text:p>
      <text:p text:style-name="P6"/>
      <text:p text:style-name="P22">Exemplos de repositório:</text:p>
      <text:p text:style-name="P22"><text:tab/><text:span text:style-name="T19">BITBUCKET</text:span></text:p>
      <text:p text:style-name="P27"><text:tab/>GITLAB</text:p>
      <text:p text:style-name="P22"><text:tab/><text:span text:style-name="T14">GITHUB</text:span></text:p>
      <text:p text:style-name="P21"/>
      <text:p text:style-name="P11"><text:span text:style-name="T31">git remote add origin </text:span><text:a xlink:type="simple" xlink:href="https://github.com/marcio-eduardo/projeto-curso-git.git" text:style-name="Internet_20_link" text:visited-style-name="Visited_20_Internet_20_Link"><text:span text:style-name="T31">https://github.com/marcio-eduardo/projeto-curso-git.git</text:span></text:a></text:p>
      <text:p text:style-name="P23"><text:tab/>adiciona uma origem de repositório local ao meu controle de versão</text:p>
      <text:p text:style-name="P23"/>
      <text:p text:style-name="P23">git remote rm origin</text:p>
      <text:p text:style-name="P23"><text:tab/>remove uma origem remota</text:p>
      <text:p text:style-name="P23">git push -u origin master</text:p>
      <text:p text:style-name="P23"><text:tab/>envia pra o repositório remoto todos os commits pendentes no repositório local e iguala as versões de repositórios local e remoto;</text:p>
      <text:p text:style-name="P23"><text:soft-page-break/></text:p>
      <text:p text:style-name="P24">Sempre que feita alteração no repositório local:</text:p>
      <text:p text:style-name="P24">git status</text:p>
      <text:p text:style-name="P24"><text:tab/>para verificar as alterações do arquivo</text:p>
      <text:p text:style-name="P24"><text:s/>git add &lt;nome do arquivo&gt; ou git add . (para todos os arquivos)</text:p>
      <text:p text:style-name="P24"><text:tab/>para que o git possa monitorar as alterações</text:p>
      <text:p text:style-name="P24">git commit -m ‘descrição das alterações’</text:p>
      <text:p text:style-name="P24"><text:tab/>comita para o repositório local as alterações</text:p>
      <text:p text:style-name="P24">git push</text:p>
      <text:p text:style-name="P24"><text:tab/>publica para a master/ servidor remo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text:soft-page-break/>Trabalhando com Branching</text:p>
      <text:p text:style-name="P25"/>
      <text:p text:style-name="P24"><text:tab/></text:p>
      <text:p text:style-name="P28"><text:tab/><text:span text:style-name="T33">Branches</text:span><text:span text:style-name="T32"> permitem que diferentes versões do mesmo conteúdo se desenvolva ao mesmo tempo, porém de forma independente, enquanto <text:s/>você recombina periodicamente as contribuições de diferentes branches em um processo chamado de “fusão” merging. </text:span></text:p>
      <text:p text:style-name="P29">(Git Guia Prático, O’Reilly)</text:p>
      <text:p text:style-name="P29"/>
      <text:p text:style-name="P31">git branch &lt;&lt;nome branch&gt;&gt;</text:p>
      <text:p text:style-name="P30"><text:tab/>cria uma nova branch no repositório local, mas também a referência do origin para a branch default, no caso a master.</text:p>
      <text:p text:style-name="P30"/>
      <text:p text:style-name="P31">git checkout -b &lt;&lt;nome branch&gt;&gt;</text:p>
      <text:p text:style-name="P30"><text:tab/>cria uma nova branch e já troca a referência do origin para a nova branch criada.</text:p>
      <text:p text:style-name="P30"/>
      <text:p text:style-name="P31">git branch</text:p>
      <text:p text:style-name="P30"><text:tab/>Mostra quais branches criados no repositório</text:p>
      <text:p text:style-name="P31">git checkout&lt;&lt;nome branch&gt;&gt;</text:p>
      <text:p text:style-name="P30"><text:tab/>é responsável por trocar a referência. <text:span text:style-name="T34">Troca de <text:s/>branch</text:span></text:p>
      <text:p text:style-name="P32">git branch -d &lt;&lt;nome da branch&gt;&gt;</text:p>
      <text:p text:style-name="P33"><text:tab/>deleta a branch</text:p>
      <text:p text:style-name="P32">git checkout -b &lt;&lt;nome da branch&gt;&gt;</text:p>
      <text:p text:style-name="P33"><text:tab/>cria uma branch e a seleciona</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Courier" svg:font-family="Courier, monospace"/>
    <style:font-face style:name="Lohit Devanagari1" svg:font-family="'Lohit Devanagari'"/>
    <style:font-face style:name="adelle" svg:font-family="adelle, Georgia, 'Times New Roman', serif"/>
    <style:font-face style:name="Consola Mono1" svg:font-family="'Consola Mono'"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 Mono" svg:font-family="'Consola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4472c4" fo:font-style="italic" style:font-style-asian="italic" style:font-style-complex="italic"/>
    </style:style>
    <style:style style:name="Subtitle" style:family="paragraph" style:parent-style-name="Standard" style:next-style-name="Standard" style:default-outline-level="" style:class="chapter">
      <style:text-properties fo:color="#5a5a5a" fo:letter-spacing="0.026cm" style:font-name-asian="Calibri1" style:font-family-asian="Calibri" style:font-family-generic-asian="system" style:font-pitch-asian="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Título_20_Char" style:display-name="Título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Citação_20_Intensa_20_Char" style:display-name="Citação Intensa Char" style:family="text" style:parent-style-name="Default_20_Paragraph_20_Font">
      <style:text-properties fo:color="#4472c4" fo:font-style="italic" style:font-style-asian="italic" style:font-style-complex="italic"/>
    </style:style>
    <style:style style:name="Intense_20_Emphasis" style:display-name="Intense Emphasis" style:family="text" style:parent-style-name="Default_20_Paragraph_20_Font">
      <style:text-properties fo:color="#4472c4"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Subtítulo_20_Char" style:display-name="Subtítulo Char" style:family="text" style:parent-style-name="Default_20_Paragraph_20_Font">
      <style:text-properties fo:color="#5a5a5a" fo:letter-spacing="0.026cm" style:font-name-asian="Calibri1" style:font-family-asian="Calibri" style:font-family-generic-asian="system" style:font-pitch-asian="variable"/>
    </style:style>
    <style:style style:name="Título_20_2_20_Char" style:display-name="Título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ítulo_20_1_20_Char" style:display-name="Título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nsola Mono" fo:font-family="'Consola Mono'" style:font-family-generic="roman" style:font-pitch="variable" fo:language="en" fo:country="U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3.75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5.02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29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567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8.83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0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377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2.64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1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io Eduardo</meta:initial-creator>
    <meta:editing-cycles>5</meta:editing-cycles>
    <meta:creation-date>2020-06-11T15:12:00</meta:creation-date>
    <dc:date>2020-06-14T05:30:29.119279740</dc:date>
    <meta:editing-duration>PT4H6M26S</meta:editing-duration>
    <meta:generator>LibreOffice/6.0.7.3$Linux_X86_64 LibreOffice_project/00m0$Build-3</meta:generator>
    <meta:document-statistic meta:table-count="0" meta:image-count="0" meta:object-count="0" meta:page-count="7" meta:paragraph-count="123" meta:word-count="881" meta:character-count="5439" meta:non-whitespace-character-count="46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